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c7b72" officeooo:paragraph-rsid="000c7b7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0c7b72" officeooo:paragraph-rsid="000c7b7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fa81d" officeooo:paragraph-rsid="000fa8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510b0" officeooo:paragraph-rsid="001510b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8beed" officeooo:paragraph-rsid="0018bee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8deb2" officeooo:paragraph-rsid="0018deb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cf87c" officeooo:paragraph-rsid="001cf87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c7b72" officeooo:paragraph-rsid="000c7b7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e63eb" officeooo:paragraph-rsid="000e63e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fa81d" officeooo:paragraph-rsid="000fa81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1afc1" officeooo:paragraph-rsid="0011afc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510b0" officeooo:paragraph-rsid="001510b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510b0" officeooo:paragraph-rsid="001eee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6c895" officeooo:paragraph-rsid="0016c89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8beed" officeooo:paragraph-rsid="0018bee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8deb2" officeooo:paragraph-rsid="0018deb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90026" officeooo:paragraph-rsid="0019002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a6bab" officeooo:paragraph-rsid="001a6ba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b21ec" officeooo:paragraph-rsid="001b21e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cf87c" officeooo:paragraph-rsid="001cf87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dc008" officeooo:paragraph-rsid="001dc00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eee7f" officeooo:paragraph-rsid="001eee7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037fc" officeooo:paragraph-rsid="002037f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0ba58" officeooo:paragraph-rsid="0020ba58" style:font-weight-asian="normal" style:font-weight-complex="normal"/>
    </style:style>
    <style:style style:name="T1" style:family="text">
      <style:text-properties officeooo:rsid="00131171"/>
    </style:style>
    <style:style style:name="T2" style:family="text">
      <style:text-properties officeooo:rsid="001e635a"/>
    </style:style>
    <style:style style:name="T3" style:family="text">
      <style:text-properties officeooo:rsid="001eee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esa Born2beRoot</text:p>
      <text:p text:style-name="P2"/>
      <text:p text:style-name="P3">User</text:p>
      <text:p text:style-name="P3"/>
      <text:p text:style-name="P10">Adicionar usuário:</text:p>
      <text:p text:style-name="P8">sudo adduser &lt;user&gt;</text:p>
      <text:p text:style-name="P8"/>
      <text:p text:style-name="P8">Adicionar usuário à um grupo:</text:p>
      <text:p text:style-name="P8">sudo adduser &lt;user&gt; &lt;group&gt;</text:p>
      <text:p text:style-name="P8">sudo gpasswd -a &lt;<text:span text:style-name="T1">user&gt;</text:span> &lt;<text:span text:style-name="T1">group&gt;</text:span></text:p>
      <text:p text:style-name="P8"/>
      <text:p text:style-name="P11">Remove usuário de um grupo:</text:p>
      <text:p text:style-name="P11">sudo gpasswd -d &lt;user&gt; &lt;group&gt;</text:p>
      <text:p text:style-name="P8"/>
      <text:p text:style-name="P8">Apagar usuário:</text:p>
      <text:p text:style-name="P8">sudo userdel &lt;user&gt;</text:p>
      <text:p text:style-name="P8"/>
      <text:p text:style-name="P9">Verifica o ID do usuário:</text:p>
      <text:p text:style-name="P9">id &lt;user&gt;</text:p>
      <text:p text:style-name="P9"/>
      <text:p text:style-name="P9">Altera a senha do usuário:</text:p>
      <text:p text:style-name="P9">sudo passwd &lt;user&gt;</text:p>
      <text:p text:style-name="P9"/>
      <text:p text:style-name="P24">Verificar os usuários criados:</text:p>
      <text:p text:style-name="P24">awk -F: '$3 &gt;= 1000 &amp;&amp; $3 &lt; 65534 { print $1 }' /etc/passwd</text:p>
      <text:p text:style-name="P24"/>
      <text:p text:style-name="P3">Group</text:p>
      <text:p text:style-name="P10"/>
      <text:p text:style-name="P10">Adicionar grupo:</text:p>
      <text:p text:style-name="P10">sudo addgroup &lt;group&gt;</text:p>
      <text:p text:style-name="P10"/>
      <text:p text:style-name="P10">Apagar grupo:</text:p>
      <text:p text:style-name="P10">sudo groupdel &lt;group&gt;</text:p>
      <text:p text:style-name="P10"/>
      <text:p text:style-name="P10">Verificar ID do grupo:</text:p>
      <text:p text:style-name="P10">getent group &lt;group&gt;</text:p>
      <text:p text:style-name="P10"/>
      <text:p text:style-name="P4">SSH</text:p>
      <text:p text:style-name="P4"/>
      <text:p text:style-name="P12">Verificar status do SSH:</text:p>
      <text:p text:style-name="P12">sudo service ssh status</text:p>
      <text:p text:style-name="P12"/>
      <text:p text:style-name="P12">Reiniciar serviço SSH:</text:p>
      <text:p text:style-name="P12">sudo service ssh restart</text:p>
      <text:p text:style-name="P12"/>
      <text:p text:style-name="P12">Configurar porta SSH:</text:p>
      <text:p text:style-name="P12">sudo nano /etc/ssh/ssh<text:span text:style-name="T2">_</text:span>config</text:p>
      <text:p text:style-name="P12"/>
      <text:p text:style-name="P22">Configurar login com root:</text:p>
      <text:p text:style-name="P13">sudo nano /etc/ssh/ssh<text:span text:style-name="T3">d</text:span><text:span text:style-name="T2">_</text:span>config</text:p>
      <text:p text:style-name="P12"/>
      <text:p text:style-name="P14">Desativar SSH:</text:p>
      <text:p text:style-name="P14"><text:soft-page-break/>sudo service ssh stop</text:p>
      <text:p text:style-name="P14"/>
      <text:p text:style-name="P14">Reiniciar SSH:</text:p>
      <text:p text:style-name="P14">sudo service ssh restart</text:p>
      <text:p text:style-name="P14"/>
      <text:p text:style-name="P14"/>
      <text:p text:style-name="P14">Desativar SSH no boot:</text:p>
      <text:p text:style-name="P14">sudo systemctl disable ssh </text:p>
      <text:p text:style-name="P14"/>
      <text:p text:style-name="P14">Ativer SSH no boot:<text:line-break/>sudo systemctl enable ssh</text:p>
      <text:p text:style-name="P14"/>
      <text:p text:style-name="P5">UFW</text:p>
      <text:p text:style-name="P15"/>
      <text:p text:style-name="P15">Ativar firewall:</text:p>
      <text:p text:style-name="P15">sudo ufw enable</text:p>
      <text:p text:style-name="P15"/>
      <text:p text:style-name="P15">Desativar firewall:</text:p>
      <text:p text:style-name="P15">sudo ufw disable</text:p>
      <text:p text:style-name="P15"/>
      <text:p text:style-name="P15">Verificar status:</text:p>
      <text:p text:style-name="P15">sudo ufw status</text:p>
      <text:p text:style-name="P15"/>
      <text:p text:style-name="P15">Criar regra (permitir porta):</text:p>
      <text:p text:style-name="P15">sudo ufw allow &lt;porta&gt;</text:p>
      <text:p text:style-name="P15"/>
      <text:p text:style-name="P21">Deletar regra:</text:p>
      <text:p text:style-name="P21">sudo ufw delete &lt;n&gt;</text:p>
      <text:p text:style-name="P15"/>
      <text:p text:style-name="P6">Senha</text:p>
      <text:p text:style-name="P16"/>
      <text:p text:style-name="P17">Editar política de senha:</text:p>
      <text:p text:style-name="P16">sudo chage -M 30 -m 2 -W 7 &lt;user&gt;</text:p>
      <text:p text:style-name="P16"/>
      <text:p text:style-name="P17">Verificar política de senha:</text:p>
      <text:p text:style-name="P17">sudo chage -l &lt;user&gt;</text:p>
      <text:p text:style-name="P17"/>
      <text:p text:style-name="P18">Validade e expiração de senha:</text:p>
      <text:p text:style-name="P18">sudo nano /etc/login.defs</text:p>
      <text:p text:style-name="P18"/>
      <text:p text:style-name="P18">Complexidade de senha:</text:p>
      <text:p text:style-name="P18">sudo nano /etc/pam.d/common-password</text:p>
      <text:p text:style-name="P18"/>
      <text:p text:style-name="P19">Alterar senha:</text:p>
      <text:p text:style-name="P19">sudo passwd &lt;user&gt;</text:p>
      <text:p text:style-name="P19"/>
      <text:p text:style-name="P7">Hostname</text:p>
      <text:p text:style-name="P20"/>
      <text:p text:style-name="P20">Verificar o hostname:</text:p>
      <text:p text:style-name="P20">hostname</text:p>
      <text:p text:style-name="P20"/>
      <text:p text:style-name="P20">Alterar o hostname:</text:p>
      <text:p text:style-name="P20"><text:soft-page-break/>sudo nano /etc/hostname</text:p>
      <text:p text:style-name="P20"/>
      <text:p text:style-name="P7"/>
      <text:p text:style-name="P7">Sudo</text:p>
      <text:p text:style-name="P20"/>
      <text:p text:style-name="P20">Verificar se o sudo está instalado</text:p>
      <text:p text:style-name="P20">which sudo</text:p>
      <text:p text:style-name="P20"/>
      <text:p text:style-name="P23">Regras do sudo:</text:p>
      <text:p text:style-name="P23">sudo nano /etc/sudoers.d/sudo_confi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10:38.824283821</meta:creation-date>
    <dc:date>2025-06-27T20:48:06.301139400</dc:date>
    <meta:editing-duration>PT2H29M33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" meta:paragraph-count="72" meta:word-count="242" meta:character-count="1509" meta:non-whitespace-character-count="1338"/>
  </office:meta>
</office:document-meta>
</file>